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text-align="justify" style:justify-single-word="false"/>
    </style:style>
    <style:style style:name="P2" style:family="paragraph" style:parent-style-name="Preformatted_20_Text" style:list-style-name="L1">
      <style:paragraph-properties fo:text-align="justify" style:justify-single-word="false"/>
    </style:style>
    <style:style style:name="P3" style:family="paragraph" style:parent-style-name="Preformatted_20_Text" style:list-style-name="L2">
      <style:paragraph-properties fo:text-align="justify" style:justify-single-word="false"/>
    </style:style>
    <style:style style:name="P4" style:family="paragraph" style:parent-style-name="Preformatted_20_Text" style:list-style-name="L3">
      <style:paragraph-properties fo:text-align="justify" style:justify-single-word="false"/>
      <style:text-properties officeooo:paragraph-rsid="0005b534"/>
    </style:style>
    <style:style style:name="T1" style:family="text">
      <style:text-properties officeooo:rsid="00083fef"/>
    </style:style>
    <style:style style:name="T2" style:family="text">
      <style:text-properties officeooo:rsid="000a6e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7158603" text:style-name="L1">
        <text:list-item>
          <text:p text:style-name="P2">it is important to attach a detailed letter of response to your revised manuscript. The letter should indicate the changes made and an explanation for the recommendations that were not followed.</text:p>
        </text:list-item>
      </text:list>
      <text:p text:style-name="P1"/>
      <text:list xml:id="list184037584756639" text:continue-numbering="true" text:style-name="L1">
        <text:list-item>
          <text:p text:style-name="P2">Please send the new version of your paper (preferably a PDF file) via: <text:a xlink:type="simple" xlink:href="https://articlestatus.edpsciences.org/is/epjb/" office:target-frame-name="_blank" xlink:show="new" text:style-name="Internet_20_link" text:visited-style-name="Visited_20_Internet_20_Link">https://articlestatus.edpsciences.org/is/epjb/</text:a></text:p>
        </text:list-item>
      </text:list>
      <text:p text:style-name="P1"><text:tab/>using your author ID: 184380 </text:p>
      <text:p text:style-name="P1"><text:tab/>and article reference number: b200561</text:p>
      <text:p text:style-name="P1"><text:tab/>Source files should be sent at the same time (in a single zipped file). </text:p>
      <text:p text:style-name="P1"/>
      <text:list xml:id="list2433935120" text:style-name="L2">
        <text:list-item>
          <text:p text:style-name="P3">Your revised version should be received within 2 months from the date of this letter. Resubmission after that date will be considered as a new manuscript.</text:p>
        </text:list-item>
      </text:list>
      <text:p text:style-name="P1"/>
      <text:p text:style-name="P1">Report from Referee 3: </text:p>
      <text:p text:style-name="P1"/>
      <text:list xml:id="list972645095" text:style-name="L3">
        <text:list-item>
          <text:p text:style-name="P4">As such, the study is for the stock price data for a particular year (2008), though the analysis is very <text:s/>detailed and impressive. However, no justification <text:s/>is given for the choice of the year, nor there is any comparison with similar data for other years. Since the world financial market, in particular that of the U.S., experienced a major housing bubble and consequent market crashes in the 2000s, a justification of the correlation study particularly for one year in this period is needed. <text:span text:style-name="T1">(Check)</text:span></text:p>
        </text:list-item>
        <text:list-item>
          <text:p text:style-name="P4">Perhaps the authors should compare their observations regarding correlations reported in related studies for this period; see e.g., Local Gaussian correlations in financial and commodity markets, by Q. Nga Nguyena et al., European Journal of Operational Research, Volume 285 (2020), Pages 306-323, which investigates the increased correlations between commodity and U.S. financial markets from 1992 to 2017 under a non-linear framework and studied the impact of several several significant events that shaped the 2000s. <text:span text:style-name="T2">(Check)</text:span></text:p>
        </text:list-item>
        <text:list-item>
          <text:p text:style-name="P4">Also the authors may indicate the physics part in their study. <text:span text:style-name="T2">(Check)</text:span></text:p>
        </text:list-item>
      </text:list>
      <text:p text:style-name="P1"/>
      <text:p text:style-name="P1">The authors need to revise their paper accommodating the above points.</text:p>
      <text:p text:style-name="P1">_________________</text:p>
      <text:p text:style-name="P1">Mandatory information</text:p>
      <text:p text:style-name="P1">---------------------</text:p>
      <text:p text:style-name="P1">* Graphical abstract</text:p>
      <text:p text:style-name="P1">Before acceptance in EPJB, authors are required to submit a graphic that, in conjunction with the paper title, is meant to convey the essence of the work and capture the reader’s attention. Please note this is not an abstract, and is not to provide specific results.</text:p>
      <text:p text:style-name="P1">It may be an item already present in the manuscript or a purpose-made graphic. If the paper has no graphic, you may use an equation. Using an image already used in another publication is not allowed.</text:p>
      <text:p text:style-name="P1">See <text:a xlink:type="simple" xlink:href="http://epjb.epj.org/" office:target-frame-name="_blank" xlink:show="new" text:style-name="Internet_20_link" text:visited-style-name="Visited_20_Internet_20_Link">http://epjb.epj.org</text:a> for examples.</text:p>
      <text:p text:style-name="P1">The file should be a JPG of good visual quality (ideally ≈480 pixels), colour is encouraged. Please add the file in the ZIP file which contains the source files of your revised version.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0:22:05.867180360</meta:creation-date>
    <dc:date>2021-02-01T18:40:36.475399274</dc:date>
    <meta:editing-duration>PT5H10M57S</meta:editing-duration>
    <meta:editing-cycles>5</meta:editing-cycles>
    <meta:generator>LibreOffice/6.0.7.3$Linux_X86_64 LibreOffice_project/00m0$Build-3</meta:generator>
    <meta:document-statistic meta:table-count="0" meta:image-count="0" meta:object-count="0" meta:page-count="1" meta:paragraph-count="19" meta:word-count="413" meta:character-count="2572" meta:non-whitespace-character-count="2175"/>
  </office:meta>
</office:document-meta>
</file>